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form_topo_mixed" table:style-name="ta1">
        <table:shapes>
          <draw:frame draw:z-index="0" draw:style-name="gr1" draw:text-style-name="P1" svg:width="453.63pt" svg:height="255.29pt" svg:x="58.37pt" svg:y="174.22pt">
            <draw:object draw:notify-on-update-of-ranges="uniform_topo_mixed.C5:uniform_topo_mixed.C5 uniform_topo_mixed.C6:uniform_topo_mixed.C11 uniform_topo_mixed.D5:uniform_topo_mixed.D5 uniform_topo_mixed.D6:uniform_topo_mixed.D11 uniform_topo_mixed.E5:uniform_topo_mixed.E5 uniform_topo_mixed.E6:uniform_topo_mixed.E11 uniform_topo_mixed.F5:uniform_topo_mixed.F5 uniform_topo_mixed.F6:uniform_topo_mixed.F11 uniform_topo_mixed.G5:uniform_topo_mixed.G5 uniform_topo_mixed.G6:uniform_topo_mixed.G11 uniform_topo_mixed.H5:uniform_topo_mixed.H5 uniform_topo_mixed.H6:uniform_topo_mixed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29pt" svg:x="547.85pt" svg:y="169.26pt">
            <draw:object draw:notify-on-update-of-ranges="uniform_topo_mixed.J5:uniform_topo_mixed.J5 uniform_topo_mixed.J6:uniform_topo_mixed.J11 uniform_topo_mixed.K5:uniform_topo_mixed.K5 uniform_topo_mixed.K6:uniform_topo_mixed.K11 uniform_topo_mixed.L5:uniform_topo_mixed.L5 uniform_topo_mixed.L6:uniform_topo_mixed.L11 uniform_topo_mixed.M5:uniform_topo_mixed.M5 uniform_topo_mixed.M6:uniform_topo_mixed.M11 uniform_topo_mixed.N5:uniform_topo_mixed.N5 uniform_topo_mixed.N6:uniform_topo_mixed.N11 uniform_topo_mixed.O5:uniform_topo_mixed.O5 uniform_topo_mixed.O6:uniform_topo_mixed.O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atency</text:p>
          </table:table-cell>
          <table:table-cell table:number-columns-repeated="6"/>
          <table:table-cell office:value-type="string" calcext:value-type="string">
            <text:p>Throughpu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rsa</text:p>
          </table:table-cell>
          <table:table-cell office:value-type="string" calcext:value-type="string">
            <text:p>esarsa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rand_obv</text:p>
          </table:table-cell>
          <table:table-cell office:value-type="string" calcext:value-type="string">
            <text:p>west_first</text:p>
          </table:table-cell>
          <table:table-cell/>
          <table:table-cell office:value-type="string" calcext:value-type="string">
            <text:p>sarsa</text:p>
          </table:table-cell>
          <table:table-cell office:value-type="string" calcext:value-type="string">
            <text:p>esarsa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rand_obv</text:p>
          </table:table-cell>
          <table:table-cell office:value-type="string" calcext:value-type="string">
            <text:p>west_first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15.630337" calcext:value-type="float">
            <text:p>15.630337</text:p>
          </table:table-cell>
          <table:table-cell office:value-type="float" office:value="15.590671" calcext:value-type="float">
            <text:p>15.590671</text:p>
          </table:table-cell>
          <table:table-cell office:value-type="float" office:value="15.630337" calcext:value-type="float">
            <text:p>15.630337</text:p>
          </table:table-cell>
          <table:table-cell office:value-type="float" office:value="15.590671" calcext:value-type="float">
            <text:p>15.590671</text:p>
          </table:table-cell>
          <table:table-cell office:value-type="float" office:value="15.662549" calcext:value-type="float">
            <text:p>15.662549</text:p>
          </table:table-cell>
          <table:table-cell office:value-type="float" office:value="15.630337" calcext:value-type="float">
            <text:p>15.630337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409.8176" calcext:value-type="float">
            <text:p>409.8176</text:p>
          </table:table-cell>
          <table:table-cell office:value-type="float" office:value="409.8112" calcext:value-type="float">
            <text:p>409.8112</text:p>
          </table:table-cell>
          <table:table-cell office:value-type="float" office:value="409.8176" calcext:value-type="float">
            <text:p>409.8176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5.982181" calcext:value-type="float">
            <text:p>15.982181</text:p>
          </table:table-cell>
          <table:table-cell office:value-type="float" office:value="15.886819" calcext:value-type="float">
            <text:p>15.886819</text:p>
          </table:table-cell>
          <table:table-cell office:value-type="float" office:value="15.982181" calcext:value-type="float">
            <text:p>15.982181</text:p>
          </table:table-cell>
          <table:table-cell office:value-type="float" office:value="15.780539" calcext:value-type="float">
            <text:p>15.780539</text:p>
          </table:table-cell>
          <table:table-cell office:value-type="float" office:value="15.982181" calcext:value-type="float">
            <text:p>15.982181</text:p>
          </table:table-cell>
          <table:table-cell office:value-type="float" office:value="15.886819" calcext:value-type="float">
            <text:p>15.88681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816.3648" calcext:value-type="float">
            <text:p>816.3648</text:p>
          </table:table-cell>
          <table:table-cell office:value-type="float" office:value="816.3712" calcext:value-type="float">
            <text:p>816.3712</text:p>
          </table:table-cell>
          <table:table-cell table:number-columns-repeated="2" office:value-type="float" office:value="816.3648" calcext:value-type="float">
            <text:p>816.3648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6.407694" calcext:value-type="float">
            <text:p>16.407694</text:p>
          </table:table-cell>
          <table:table-cell table:number-columns-repeated="2" office:value-type="float" office:value="16.172475" calcext:value-type="float">
            <text:p>16.172475</text:p>
          </table:table-cell>
          <table:table-cell office:value-type="float" office:value="15.954437" calcext:value-type="float">
            <text:p>15.954437</text:p>
          </table:table-cell>
          <table:table-cell office:value-type="float" office:value="16.407694" calcext:value-type="float">
            <text:p>16.407694</text:p>
          </table:table-cell>
          <table:table-cell office:value-type="float" office:value="16.172475" calcext:value-type="float">
            <text:p>16.172475</text:p>
          </table:table-cell>
          <table:table-cell office:value-type="float" office:value="0.15" calcext:value-type="float">
            <text:p>0.15</text:p>
          </table:table-cell>
          <table:table-cell office:value-type="float" office:value="1225.8304" calcext:value-type="float">
            <text:p>1225.8304</text:p>
          </table:table-cell>
          <table:table-cell table:number-columns-repeated="2" office:value-type="float" office:value="1225.824" calcext:value-type="float">
            <text:p>1225.824</text:p>
          </table:table-cell>
          <table:table-cell office:value-type="float" office:value="1225.8496" calcext:value-type="float">
            <text:p>1225.8496</text:p>
          </table:table-cell>
          <table:table-cell office:value-type="float" office:value="1225.8304" calcext:value-type="float">
            <text:p>1225.8304</text:p>
          </table:table-cell>
          <table:table-cell office:value-type="float" office:value="1225.824" calcext:value-type="float">
            <text:p>1225.82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7.519434" calcext:value-type="float">
            <text:p>17.519434</text:p>
          </table:table-cell>
          <table:table-cell table:number-columns-repeated="2" office:value-type="float" office:value="16.719514" calcext:value-type="float">
            <text:p>16.719514</text:p>
          </table:table-cell>
          <table:table-cell office:value-type="float" office:value="16.320054" calcext:value-type="float">
            <text:p>16.320054</text:p>
          </table:table-cell>
          <table:table-cell office:value-type="float" office:value="17.519434" calcext:value-type="float">
            <text:p>17.519434</text:p>
          </table:table-cell>
          <table:table-cell office:value-type="float" office:value="16.719514" calcext:value-type="float">
            <text:p>16.719514</text:p>
          </table:table-cell>
          <table:table-cell office:value-type="float" office:value="0.2" calcext:value-type="float">
            <text:p>0.2</text:p>
          </table:table-cell>
          <table:table-cell office:value-type="float" office:value="1635.7376" calcext:value-type="float">
            <text:p>1635.7376</text:p>
          </table:table-cell>
          <table:table-cell table:number-columns-repeated="2" office:value-type="float" office:value="1635.904" calcext:value-type="float">
            <text:p>1635.904</text:p>
          </table:table-cell>
          <table:table-cell office:value-type="float" office:value="1635.8848" calcext:value-type="float">
            <text:p>1635.8848</text:p>
          </table:table-cell>
          <table:table-cell office:value-type="float" office:value="1635.7376" calcext:value-type="float">
            <text:p>1635.7376</text:p>
          </table:table-cell>
          <table:table-cell office:value-type="float" office:value="1635.904" calcext:value-type="float">
            <text:p>1635.904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number-columns-repeated="3" office:value-type="float" office:value="17.673791" calcext:value-type="float">
            <text:p>17.673791</text:p>
          </table:table-cell>
          <table:table-cell office:value-type="float" office:value="16.860275" calcext:value-type="float">
            <text:p>16.860275</text:p>
          </table:table-cell>
          <table:table-cell office:value-type="float" office:value="22.784489" calcext:value-type="float">
            <text:p>22.784489</text:p>
          </table:table-cell>
          <table:table-cell office:value-type="float" office:value="17.673791" calcext:value-type="float">
            <text:p>17.67379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2046.7648" calcext:value-type="float">
            <text:p>2046.7648</text:p>
          </table:table-cell>
          <table:table-cell office:value-type="float" office:value="2046.8096" calcext:value-type="float">
            <text:p>2046.8096</text:p>
          </table:table-cell>
          <table:table-cell office:value-type="float" office:value="18.6496" calcext:value-type="float">
            <text:p>18.6496</text:p>
          </table:table-cell>
          <table:table-cell office:value-type="float" office:value="2046.7648" calcext:value-type="float">
            <text:p>2046.7648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8.334885" calcext:value-type="float">
            <text:p>18.334885</text:p>
          </table:table-cell>
          <table:table-cell office:value-type="float" office:value="27.297647" calcext:value-type="float">
            <text:p>27.297647</text:p>
          </table:table-cell>
          <table:table-cell office:value-type="float" office:value="18.334885" calcext:value-type="float">
            <text:p>18.334885</text:p>
          </table:table-cell>
          <table:table-cell office:value-type="float" office:value="27.297647" calcext:value-type="float">
            <text:p>27.297647</text:p>
          </table:table-cell>
          <table:table-cell office:value-type="float" office:value="460.725171" calcext:value-type="float">
            <text:p>460.72517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2455.4432" calcext:value-type="float">
            <text:p>2455.4432</text:p>
          </table:table-cell>
          <table:table-cell office:value-type="float" office:value="13.8688" calcext:value-type="float">
            <text:p>13.8688</text:p>
          </table:table-cell>
          <table:table-cell office:value-type="float" office:value="2455.4432" calcext:value-type="float">
            <text:p>2455.4432</text:p>
          </table:table-cell>
          <table:table-cell office:value-type="float" office:value="13.8688" calcext:value-type="float">
            <text:p>13.8688</text:p>
          </table:table-cell>
          <table:table-cell office:value-type="float" office:value="2056.5888" calcext:value-type="float">
            <text:p>2056.5888</text:p>
          </table:table-cell>
        </table:table-row>
      </table:table>
      <table:table table:name="uniform_topo_XY_fixed_gamma1.0" table:style-name="ta1">
        <table:shapes>
          <draw:frame draw:z-index="0" draw:style-name="gr1" draw:text-style-name="P1" svg:width="453.63pt" svg:height="255.29pt" svg:x="117.44pt" svg:y="164.98pt">
            <draw:object draw:notify-on-update-of-ranges="'uniform_topo_XY_fixed_gamma1.0'.D5:'uniform_topo_XY_fixed_gamma1.0'.D5 'uniform_topo_XY_fixed_gamma1.0'.D6:'uniform_topo_XY_fixed_gamma1.0'.D11 'uniform_topo_XY_fixed_gamma1.0'.E5:'uniform_topo_XY_fixed_gamma1.0'.E5 'uniform_topo_XY_fixed_gamma1.0'.E6:'uniform_topo_XY_fixed_gamma1.0'.E11 'uniform_topo_XY_fixed_gamma1.0'.F5:'uniform_topo_XY_fixed_gamma1.0'.F5 'uniform_topo_XY_fixed_gamma1.0'.F6:'uniform_topo_XY_fixed_gamma1.0'.F11 'uniform_topo_XY_fixed_gamma1.0'.G5:'uniform_topo_XY_fixed_gamma1.0'.G5 'uniform_topo_XY_fixed_gamma1.0'.G6:'uniform_topo_XY_fixed_gamma1.0'.G11 'uniform_topo_XY_fixed_gamma1.0'.H5:'uniform_topo_XY_fixed_gamma1.0'.H5 'uniform_topo_XY_fixed_gamma1.0'.H6:'uniform_topo_XY_fixed_gamma1.0'.H11 'uniform_topo_XY_fixed_gamma1.0'.I5:'uniform_topo_XY_fixed_gamma1.0'.I5 'uniform_topo_XY_fixed_gamma1.0'.I6:'uniform_topo_XY_fixed_gamma1.0'.I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6pt" svg:height="255.29pt" svg:x="628.75pt" svg:y="163.56pt">
            <draw:object draw:notify-on-update-of-ranges="'uniform_topo_XY_fixed_gamma1.0'.K5:'uniform_topo_XY_fixed_gamma1.0'.K5 'uniform_topo_XY_fixed_gamma1.0'.K6:'uniform_topo_XY_fixed_gamma1.0'.K11 'uniform_topo_XY_fixed_gamma1.0'.L5:'uniform_topo_XY_fixed_gamma1.0'.L5 'uniform_topo_XY_fixed_gamma1.0'.L6:'uniform_topo_XY_fixed_gamma1.0'.L11 'uniform_topo_XY_fixed_gamma1.0'.M5:'uniform_topo_XY_fixed_gamma1.0'.M5 'uniform_topo_XY_fixed_gamma1.0'.M6:'uniform_topo_XY_fixed_gamma1.0'.M11 'uniform_topo_XY_fixed_gamma1.0'.N5:'uniform_topo_XY_fixed_gamma1.0'.N5 'uniform_topo_XY_fixed_gamma1.0'.N6:'uniform_topo_XY_fixed_gamma1.0'.N11 'uniform_topo_XY_fixed_gamma1.0'.O5:'uniform_topo_XY_fixed_gamma1.0'.O5 'uniform_topo_XY_fixed_gamma1.0'.O6:'uniform_topo_XY_fixed_gamma1.0'.O11 'uniform_topo_XY_fixed_gamma1.0'.P5:'uniform_topo_XY_fixed_gamma1.0'.P5 'uniform_topo_XY_fixed_gamma1.0'.P6:'uniform_topo_XY_fixed_gamma1.0'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Latency</text:p>
          </table:table-cell>
          <table:table-cell table:number-columns-repeated="6"/>
          <table:table-cell office:value-type="string" calcext:value-type="string">
            <text:p>Throughp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arsa</text:p>
          </table:table-cell>
          <table:table-cell office:value-type="string" calcext:value-type="string">
            <text:p>esarsa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rand_obv</text:p>
          </table:table-cell>
          <table:table-cell office:value-type="string" calcext:value-type="string">
            <text:p>west_first</text:p>
          </table:table-cell>
          <table:table-cell/>
          <table:table-cell office:value-type="string" calcext:value-type="string">
            <text:p>sarsa</text:p>
          </table:table-cell>
          <table:table-cell office:value-type="string" calcext:value-type="string">
            <text:p>esarsa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rand_obv</text:p>
          </table:table-cell>
          <table:table-cell office:value-type="string" calcext:value-type="string">
            <text:p>west_first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4" office:value-type="float" office:value="15.590671" calcext:value-type="float">
            <text:p>15.590671</text:p>
          </table:table-cell>
          <table:table-cell office:value-type="float" office:value="15.662549" calcext:value-type="float">
            <text:p>15.662549</text:p>
          </table:table-cell>
          <table:table-cell office:value-type="float" office:value="15.590671" calcext:value-type="float">
            <text:p>15.590671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409.8176" calcext:value-type="float">
            <text:p>409.8176</text:p>
          </table:table-cell>
          <table:table-cell office:value-type="float" office:value="409.8112" calcext:value-type="float">
            <text:p>409.8112</text:p>
          </table:table-cell>
          <table:table-cell office:value-type="float" office:value="409.8176" calcext:value-type="float">
            <text:p>409.8176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4" office:value-type="float" office:value="15.780539" calcext:value-type="float">
            <text:p>15.780539</text:p>
          </table:table-cell>
          <table:table-cell office:value-type="float" office:value="15.982181" calcext:value-type="float">
            <text:p>15.982181</text:p>
          </table:table-cell>
          <table:table-cell office:value-type="float" office:value="15.780539" calcext:value-type="float">
            <text:p>15.78053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816.3712" calcext:value-type="float">
            <text:p>816.3712</text:p>
          </table:table-cell>
          <table:table-cell office:value-type="float" office:value="816.3648" calcext:value-type="float">
            <text:p>816.3648</text:p>
          </table:table-cell>
          <table:table-cell office:value-type="float" office:value="816.3712" calcext:value-type="float">
            <text:p>816.3712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4" office:value-type="float" office:value="15.954437" calcext:value-type="float">
            <text:p>15.954437</text:p>
          </table:table-cell>
          <table:table-cell office:value-type="float" office:value="16.407694" calcext:value-type="float">
            <text:p>16.407694</text:p>
          </table:table-cell>
          <table:table-cell office:value-type="float" office:value="15.954437" calcext:value-type="float">
            <text:p>15.954437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1225.8496" calcext:value-type="float">
            <text:p>1225.8496</text:p>
          </table:table-cell>
          <table:table-cell office:value-type="float" office:value="1225.8304" calcext:value-type="float">
            <text:p>1225.8304</text:p>
          </table:table-cell>
          <table:table-cell office:value-type="float" office:value="1225.8496" calcext:value-type="float">
            <text:p>1225.8496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4" office:value-type="float" office:value="16.320054" calcext:value-type="float">
            <text:p>16.320054</text:p>
          </table:table-cell>
          <table:table-cell office:value-type="float" office:value="17.519434" calcext:value-type="float">
            <text:p>17.519434</text:p>
          </table:table-cell>
          <table:table-cell office:value-type="float" office:value="16.320054" calcext:value-type="float">
            <text:p>16.320054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635.8848" calcext:value-type="float">
            <text:p>1635.8848</text:p>
          </table:table-cell>
          <table:table-cell office:value-type="float" office:value="1635.7376" calcext:value-type="float">
            <text:p>1635.7376</text:p>
          </table:table-cell>
          <table:table-cell office:value-type="float" office:value="1635.8848" calcext:value-type="float">
            <text:p>1635.8848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4" office:value-type="float" office:value="16.860275" calcext:value-type="float">
            <text:p>16.860275</text:p>
          </table:table-cell>
          <table:table-cell office:value-type="float" office:value="22.784489" calcext:value-type="float">
            <text:p>22.784489</text:p>
          </table:table-cell>
          <table:table-cell office:value-type="float" office:value="16.860275" calcext:value-type="float">
            <text:p>16.86027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2046.8096" calcext:value-type="float">
            <text:p>2046.8096</text:p>
          </table:table-cell>
          <table:table-cell office:value-type="float" office:value="18.6496" calcext:value-type="float">
            <text:p>18.6496</text:p>
          </table:table-cell>
          <table:table-cell office:value-type="float" office:value="2046.8096" calcext:value-type="float">
            <text:p>2046.8096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4" office:value-type="float" office:value="18.334885" calcext:value-type="float">
            <text:p>18.334885</text:p>
          </table:table-cell>
          <table:table-cell office:value-type="float" office:value="27.297647" calcext:value-type="float">
            <text:p>27.297647</text:p>
          </table:table-cell>
          <table:table-cell office:value-type="float" office:value="18.334885" calcext:value-type="float">
            <text:p>18.33488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2455.4432" calcext:value-type="float">
            <text:p>2455.4432</text:p>
          </table:table-cell>
          <table:table-cell office:value-type="float" office:value="13.8688" calcext:value-type="float">
            <text:p>13.8688</text:p>
          </table:table-cell>
          <table:table-cell office:value-type="float" office:value="2455.4432" calcext:value-type="float">
            <text:p>2455.4432</text:p>
          </table:table-cell>
        </table:table-row>
      </table:table>
      <table:table table:name="topo_xy_fixed_gamma_0.9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r0</text:p>
          </table:table-cell>
          <table:table-cell office:value-type="string" calcext:value-type="string">
            <text:p>sarsa</text:p>
          </table:table-cell>
          <table:table-cell office:value-type="string" calcext:value-type="string">
            <text:p>esarsa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rand_obv</text:p>
          </table:table-cell>
          <table:table-cell office:value-type="string" calcext:value-type="string">
            <text:p>west_first</text:p>
          </table:table-cell>
          <table:table-cell office:value-type="string" calcext:value-type="string">
            <text:p>ir1</text:p>
          </table:table-cell>
          <table:table-cell office:value-type="string" calcext:value-type="string">
            <text:p>sarsa</text:p>
          </table:table-cell>
          <table:table-cell office:value-type="string" calcext:value-type="string">
            <text:p>esarsa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rand_obv</text:p>
          </table:table-cell>
          <table:table-cell office:value-type="string" calcext:value-type="string">
            <text:p>west_fir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15.590671" calcext:value-type="float">
            <text:p>15.590671</text:p>
          </table:table-cell>
          <table:table-cell office:value-type="float" office:value="15.662549" calcext:value-type="float">
            <text:p>15.662549</text:p>
          </table:table-cell>
          <table:table-cell office:value-type="float" office:value="15.590671" calcext:value-type="float">
            <text:p>15.59067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409.8176" calcext:value-type="float">
            <text:p>409.8176</text:p>
          </table:table-cell>
          <table:table-cell office:value-type="float" office:value="409.8112" calcext:value-type="float">
            <text:p>409.8112</text:p>
          </table:table-cell>
          <table:table-cell office:value-type="float" office:value="409.8176" calcext:value-type="float">
            <text:p>409.817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5.780539" calcext:value-type="float">
            <text:p>15.780539</text:p>
          </table:table-cell>
          <table:table-cell office:value-type="float" office:value="15.982181" calcext:value-type="float">
            <text:p>15.982181</text:p>
          </table:table-cell>
          <table:table-cell office:value-type="float" office:value="15.780539" calcext:value-type="float">
            <text:p>15.78053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816.3712" calcext:value-type="float">
            <text:p>816.3712</text:p>
          </table:table-cell>
          <table:table-cell office:value-type="float" office:value="816.3648" calcext:value-type="float">
            <text:p>816.3648</text:p>
          </table:table-cell>
          <table:table-cell office:value-type="float" office:value="816.3712" calcext:value-type="float">
            <text:p>816.371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15.954437" calcext:value-type="float">
            <text:p>15.954437</text:p>
          </table:table-cell>
          <table:table-cell office:value-type="float" office:value="16.407694" calcext:value-type="float">
            <text:p>16.407694</text:p>
          </table:table-cell>
          <table:table-cell office:value-type="float" office:value="15.954437" calcext:value-type="float">
            <text:p>15.954437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1225.8496" calcext:value-type="float">
            <text:p>1225.8496</text:p>
          </table:table-cell>
          <table:table-cell office:value-type="float" office:value="1225.8304" calcext:value-type="float">
            <text:p>1225.8304</text:p>
          </table:table-cell>
          <table:table-cell office:value-type="float" office:value="1225.8496" calcext:value-type="float">
            <text:p>1225.849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6.320054" calcext:value-type="float">
            <text:p>16.320054</text:p>
          </table:table-cell>
          <table:table-cell office:value-type="float" office:value="17.519434" calcext:value-type="float">
            <text:p>17.519434</text:p>
          </table:table-cell>
          <table:table-cell office:value-type="float" office:value="16.320054" calcext:value-type="float">
            <text:p>16.320054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635.8848" calcext:value-type="float">
            <text:p>1635.8848</text:p>
          </table:table-cell>
          <table:table-cell office:value-type="float" office:value="1635.7376" calcext:value-type="float">
            <text:p>1635.7376</text:p>
          </table:table-cell>
          <table:table-cell office:value-type="float" office:value="1635.8848" calcext:value-type="float">
            <text:p>1635.884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6.860275" calcext:value-type="float">
            <text:p>16.860275</text:p>
          </table:table-cell>
          <table:table-cell office:value-type="float" office:value="22.784489" calcext:value-type="float">
            <text:p>22.784489</text:p>
          </table:table-cell>
          <table:table-cell office:value-type="float" office:value="16.860275" calcext:value-type="float">
            <text:p>16.860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2046.8096" calcext:value-type="float">
            <text:p>2046.8096</text:p>
          </table:table-cell>
          <table:table-cell office:value-type="float" office:value="18.6496" calcext:value-type="float">
            <text:p>18.6496</text:p>
          </table:table-cell>
          <table:table-cell office:value-type="float" office:value="2046.8096" calcext:value-type="float">
            <text:p>2046.809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18.334885" calcext:value-type="float">
            <text:p>18.334885</text:p>
          </table:table-cell>
          <table:table-cell office:value-type="float" office:value="27.297647" calcext:value-type="float">
            <text:p>27.297647</text:p>
          </table:table-cell>
          <table:table-cell office:value-type="float" office:value="18.334885" calcext:value-type="float">
            <text:p>18.33488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2455.4432" calcext:value-type="float">
            <text:p>2455.4432</text:p>
          </table:table-cell>
          <table:table-cell office:value-type="float" office:value="13.8688" calcext:value-type="float">
            <text:p>13.8688</text:p>
          </table:table-cell>
          <table:table-cell office:value-type="float" office:value="2455.4432" calcext:value-type="float">
            <text:p>2455.443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315.715346" calcext:value-type="float">
            <text:p>315.715346</text:p>
          </table:table-cell>
          <table:table-cell office:value-type="float" office:value="32.033293" calcext:value-type="float">
            <text:p>32.033293</text:p>
          </table:table-cell>
          <table:table-cell office:value-type="float" office:value="315.715346" calcext:value-type="float">
            <text:p>315.715346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2769.9776" calcext:value-type="float">
            <text:p>2769.9776</text:p>
          </table:table-cell>
          <table:table-cell office:value-type="float" office:value="10.5728" calcext:value-type="float">
            <text:p>10.5728</text:p>
          </table:table-cell>
          <table:table-cell office:value-type="float" office:value="2769.9776" calcext:value-type="float">
            <text:p>2769.977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1197.000115" calcext:value-type="float">
            <text:p>1197.000115</text:p>
          </table:table-cell>
          <table:table-cell office:value-type="float" office:value="31.629188" calcext:value-type="float">
            <text:p>31.629188</text:p>
          </table:table-cell>
          <table:table-cell office:value-type="float" office:value="1197.000115" calcext:value-type="float">
            <text:p>1197.000115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2784.3584" calcext:value-type="float">
            <text:p>2784.3584</text:p>
          </table:table-cell>
          <table:table-cell office:value-type="float" office:value="8.5952" calcext:value-type="float">
            <text:p>8.5952</text:p>
          </table:table-cell>
          <table:table-cell office:value-type="float" office:value="2784.3584" calcext:value-type="float">
            <text:p>2784.358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1858.294335" calcext:value-type="float">
            <text:p>1858.294335</text:p>
          </table:table-cell>
          <table:table-cell office:value-type="float" office:value="26.713024" calcext:value-type="float">
            <text:p>26.713024</text:p>
          </table:table-cell>
          <table:table-cell office:value-type="float" office:value="1858.294335" calcext:value-type="float">
            <text:p>1858.294335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2783.5072" calcext:value-type="float">
            <text:p>2783.5072</text:p>
          </table:table-cell>
          <table:table-cell office:value-type="float" office:value="8.6976" calcext:value-type="float">
            <text:p>8.6976</text:p>
          </table:table-cell>
          <table:table-cell office:value-type="float" office:value="2783.5072" calcext:value-type="float">
            <text:p>2783.507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2416.70622" calcext:value-type="float">
            <text:p>2416.70622</text:p>
          </table:table-cell>
          <table:table-cell office:value-type="float" office:value="30.882969" calcext:value-type="float">
            <text:p>30.882969</text:p>
          </table:table-cell>
          <table:table-cell office:value-type="float" office:value="2416.70622" calcext:value-type="float">
            <text:p>2416.70622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2767.1552" calcext:value-type="float">
            <text:p>2767.1552</text:p>
          </table:table-cell>
          <table:table-cell office:value-type="float" office:value="6.7264" calcext:value-type="float">
            <text:p>6.7264</text:p>
          </table:table-cell>
          <table:table-cell office:value-type="float" office:value="2767.1552" calcext:value-type="float">
            <text:p>2767.155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2906.678386" calcext:value-type="float">
            <text:p>2906.678386</text:p>
          </table:table-cell>
          <table:table-cell office:value-type="float" office:value="41.916903" calcext:value-type="float">
            <text:p>41.916903</text:p>
          </table:table-cell>
          <table:table-cell office:value-type="float" office:value="2906.678386" calcext:value-type="float">
            <text:p>2906.678386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2764.1792" calcext:value-type="float">
            <text:p>2764.1792</text:p>
          </table:table-cell>
          <table:table-cell office:value-type="float" office:value="9.0112" calcext:value-type="float">
            <text:p>9.0112</text:p>
          </table:table-cell>
          <table:table-cell office:value-type="float" office:value="2764.1792" calcext:value-type="float">
            <text:p>2764.17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3417.696398" calcext:value-type="float">
            <text:p>3417.696398</text:p>
          </table:table-cell>
          <table:table-cell office:value-type="float" office:value="31.35315" calcext:value-type="float">
            <text:p>31.35315</text:p>
          </table:table-cell>
          <table:table-cell office:value-type="float" office:value="3417.696398" calcext:value-type="float">
            <text:p>3417.696398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2772.0064" calcext:value-type="float">
            <text:p>2772.0064</text:p>
          </table:table-cell>
          <table:table-cell office:value-type="float" office:value="7.2128" calcext:value-type="float">
            <text:p>7.2128</text:p>
          </table:table-cell>
          <table:table-cell office:value-type="float" office:value="2772.0064" calcext:value-type="float">
            <text:p>2772.0064</text:p>
          </table:table-cell>
        </table:table-row>
      </table:table>
      <table:table table:name="topo_xy_fixed_gamma_0.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6:25:10.885481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6:23:05.158400098</meta:creation-date>
    <dc:date>2020-09-19T22:30:26.054046326</dc:date>
    <meta:editing-duration>P1DT6H34M33S</meta:editing-duration>
    <meta:editing-cycles>9</meta:editing-cycles>
    <meta:generator>LibreOffice/6.0.7.3$Linux_X86_64 LibreOffice_project/00m0$Build-3</meta:generator>
    <meta:document-statistic meta:table-count="4" meta:cell-count="3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legend chart:legend-position="end" svg:x="13.767cm" svg:y="2.959cm" style:legend-expansion="high" chart:style-name="ch2"/>
        <chart:plot-area chart:style-name="ch3" table:cell-range-address="uniform_topo_mixed.C5:uniform_topo_mixed.H11" chart:data-source-has-labels="row" svg:x="0.32cm" svg:y="0.18cm" svg:width="13.127cm" svg:height="8.647cm">
          <chartooo:coordinate-region svg:x="1.127cm" svg:y="0.379cm" svg:width="12.32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uniform_topo_mixed.C6:uniform_topo_mixed.C11" chart:label-cell-address="uniform_topo_mixed.C5:uniform_topo_mixed.C5" chart:class="chart:bar">
            <chart:data-point chart:repeated="6"/>
          </chart:series>
          <chart:series chart:style-name="ch8" chart:values-cell-range-address="uniform_topo_mixed.D6:uniform_topo_mixed.D11" chart:label-cell-address="uniform_topo_mixed.D5:uniform_topo_mixed.D5" chart:class="chart:bar">
            <chart:data-point chart:repeated="6"/>
          </chart:series>
          <chart:series chart:style-name="ch9" chart:values-cell-range-address="uniform_topo_mixed.E6:uniform_topo_mixed.E11" chart:label-cell-address="uniform_topo_mixed.E5:uniform_topo_mixed.E5" chart:class="chart:bar">
            <chart:data-point chart:repeated="6"/>
          </chart:series>
          <chart:series chart:style-name="ch10" chart:values-cell-range-address="uniform_topo_mixed.F6:uniform_topo_mixed.F11" chart:label-cell-address="uniform_topo_mixed.F5:uniform_topo_mixed.F5" chart:class="chart:bar">
            <chart:data-point chart:repeated="6"/>
          </chart:series>
          <chart:series chart:style-name="ch11" chart:values-cell-range-address="uniform_topo_mixed.G6:uniform_topo_mixed.G11" chart:label-cell-address="uniform_topo_mixed.G5:uniform_topo_mixed.G5" chart:class="chart:bar">
            <chart:data-point chart:repeated="6"/>
          </chart:series>
          <chart:series chart:style-name="ch12" chart:values-cell-range-address="uniform_topo_mixed.H6:uniform_topo_mixed.H11" chart:label-cell-address="uniform_topo_mixed.H5:uniform_topo_mixed.H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sa</text:p>
                <draw:g>
                  <svg:desc>uniform_topo_mixed.C5:uniform_topo_mixed.C5</svg:desc>
                </draw:g>
              </table:table-cell>
              <table:table-cell office:value-type="string">
                <text:p>esarsa</text:p>
                <draw:g>
                  <svg:desc>uniform_topo_mixed.D5:uniform_topo_mixed.D5</svg:desc>
                </draw:g>
              </table:table-cell>
              <table:table-cell office:value-type="string">
                <text:p>ql</text:p>
                <draw:g>
                  <svg:desc>uniform_topo_mixed.E5:uniform_topo_mixed.E5</svg:desc>
                </draw:g>
              </table:table-cell>
              <table:table-cell office:value-type="string">
                <text:p>xy</text:p>
                <draw:g>
                  <svg:desc>uniform_topo_mixed.F5:uniform_topo_mixed.F5</svg:desc>
                </draw:g>
              </table:table-cell>
              <table:table-cell office:value-type="string">
                <text:p>rand_obv</text:p>
                <draw:g>
                  <svg:desc>uniform_topo_mixed.G5:uniform_topo_mixed.G5</svg:desc>
                </draw:g>
              </table:table-cell>
              <table:table-cell office:value-type="string">
                <text:p>west_first</text:p>
                <draw:g>
                  <svg:desc>uniform_topo_mixed.H5:uniform_topo_mixed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630337">
                <text:p>15.630337</text:p>
                <draw:g>
                  <svg:desc>uniform_topo_mixed.C6:uniform_topo_mixed.C11</svg:desc>
                </draw:g>
              </table:table-cell>
              <table:table-cell office:value-type="float" office:value="15.590671">
                <text:p>15.590671</text:p>
                <draw:g>
                  <svg:desc>uniform_topo_mixed.D6:uniform_topo_mixed.D11</svg:desc>
                </draw:g>
              </table:table-cell>
              <table:table-cell office:value-type="float" office:value="15.630337">
                <text:p>15.630337</text:p>
                <draw:g>
                  <svg:desc>uniform_topo_mixed.E6:uniform_topo_mixed.E11</svg:desc>
                </draw:g>
              </table:table-cell>
              <table:table-cell office:value-type="float" office:value="15.590671">
                <text:p>15.590671</text:p>
                <draw:g>
                  <svg:desc>uniform_topo_mixed.F6:uniform_topo_mixed.F11</svg:desc>
                </draw:g>
              </table:table-cell>
              <table:table-cell office:value-type="float" office:value="15.662549">
                <text:p>15.662549</text:p>
                <draw:g>
                  <svg:desc>uniform_topo_mixed.G6:uniform_topo_mixed.G11</svg:desc>
                </draw:g>
              </table:table-cell>
              <table:table-cell office:value-type="float" office:value="15.630337">
                <text:p>15.630337</text:p>
                <draw:g>
                  <svg:desc>uniform_topo_mixed.H6:uniform_topo_mixed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982181">
                <text:p>15.982181</text:p>
              </table:table-cell>
              <table:table-cell office:value-type="float" office:value="15.886819">
                <text:p>15.886819</text:p>
              </table:table-cell>
              <table:table-cell office:value-type="float" office:value="15.982181">
                <text:p>15.982181</text:p>
              </table:table-cell>
              <table:table-cell office:value-type="float" office:value="15.780539">
                <text:p>15.780539</text:p>
              </table:table-cell>
              <table:table-cell office:value-type="float" office:value="15.982181">
                <text:p>15.982181</text:p>
              </table:table-cell>
              <table:table-cell office:value-type="float" office:value="15.886819">
                <text:p>15.886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07694">
                <text:p>16.407694</text:p>
              </table:table-cell>
              <table:table-cell office:value-type="float" office:value="16.172475">
                <text:p>16.172475</text:p>
              </table:table-cell>
              <table:table-cell office:value-type="float" office:value="16.172475">
                <text:p>16.172475</text:p>
              </table:table-cell>
              <table:table-cell office:value-type="float" office:value="15.954437">
                <text:p>15.954437</text:p>
              </table:table-cell>
              <table:table-cell office:value-type="float" office:value="16.407694">
                <text:p>16.407694</text:p>
              </table:table-cell>
              <table:table-cell office:value-type="float" office:value="16.172475">
                <text:p>16.172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519434">
                <text:p>17.519434</text:p>
              </table:table-cell>
              <table:table-cell office:value-type="float" office:value="16.719514">
                <text:p>16.719514</text:p>
              </table:table-cell>
              <table:table-cell office:value-type="float" office:value="16.719514">
                <text:p>16.719514</text:p>
              </table:table-cell>
              <table:table-cell office:value-type="float" office:value="16.320054">
                <text:p>16.320054</text:p>
              </table:table-cell>
              <table:table-cell office:value-type="float" office:value="17.519434">
                <text:p>17.519434</text:p>
              </table:table-cell>
              <table:table-cell office:value-type="float" office:value="16.719514">
                <text:p>16.719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673791">
                <text:p>17.673791</text:p>
              </table:table-cell>
              <table:table-cell office:value-type="float" office:value="17.673791">
                <text:p>17.673791</text:p>
              </table:table-cell>
              <table:table-cell office:value-type="float" office:value="17.673791">
                <text:p>17.673791</text:p>
              </table:table-cell>
              <table:table-cell office:value-type="float" office:value="16.860275">
                <text:p>16.860275</text:p>
              </table:table-cell>
              <table:table-cell office:value-type="float" office:value="22.784489">
                <text:p>22.784489</text:p>
              </table:table-cell>
              <table:table-cell office:value-type="float" office:value="17.673791">
                <text:p>17.673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334885">
                <text:p>18.334885</text:p>
              </table:table-cell>
              <table:table-cell office:value-type="float" office:value="18.334885">
                <text:p>18.334885</text:p>
              </table:table-cell>
              <table:table-cell office:value-type="float" office:value="27.297647">
                <text:p>27.297647</text:p>
              </table:table-cell>
              <table:table-cell office:value-type="float" office:value="18.334885">
                <text:p>18.334885</text:p>
              </table:table-cell>
              <table:table-cell office:value-type="float" office:value="27.297647">
                <text:p>27.297647</text:p>
              </table:table-cell>
              <table:table-cell office:value-type="float" office:value="460.725171">
                <text:p>460.725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legend chart:legend-position="end" svg:x="13.767cm" svg:y="2.959cm" style:legend-expansion="high" chart:style-name="ch2"/>
        <chart:plot-area chart:style-name="ch3" table:cell-range-address="uniform_topo_mixed.J5:uniform_topo_mixed.O11" chart:data-source-has-labels="row" svg:x="0.32cm" svg:y="0.18cm" svg:width="13.127cm" svg:height="8.647cm">
          <chartooo:coordinate-region svg:x="1.312cm" svg:y="0.38cm" svg:width="12.13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uniform_topo_mixed.J6:uniform_topo_mixed.J11" chart:label-cell-address="uniform_topo_mixed.J5:uniform_topo_mixed.J5" chart:class="chart:bar">
            <chart:data-point chart:repeated="6"/>
          </chart:series>
          <chart:series chart:style-name="ch8" chart:values-cell-range-address="uniform_topo_mixed.K6:uniform_topo_mixed.K11" chart:label-cell-address="uniform_topo_mixed.K5:uniform_topo_mixed.K5" chart:class="chart:bar">
            <chart:data-point chart:repeated="6"/>
          </chart:series>
          <chart:series chart:style-name="ch9" chart:values-cell-range-address="uniform_topo_mixed.L6:uniform_topo_mixed.L11" chart:label-cell-address="uniform_topo_mixed.L5:uniform_topo_mixed.L5" chart:class="chart:bar">
            <chart:data-point chart:repeated="6"/>
          </chart:series>
          <chart:series chart:style-name="ch10" chart:values-cell-range-address="uniform_topo_mixed.M6:uniform_topo_mixed.M11" chart:label-cell-address="uniform_topo_mixed.M5:uniform_topo_mixed.M5" chart:class="chart:bar">
            <chart:data-point chart:repeated="6"/>
          </chart:series>
          <chart:series chart:style-name="ch11" chart:values-cell-range-address="uniform_topo_mixed.N6:uniform_topo_mixed.N11" chart:label-cell-address="uniform_topo_mixed.N5:uniform_topo_mixed.N5" chart:class="chart:bar">
            <chart:data-point chart:repeated="6"/>
          </chart:series>
          <chart:series chart:style-name="ch12" chart:values-cell-range-address="uniform_topo_mixed.O6:uniform_topo_mixed.O11" chart:label-cell-address="uniform_topo_mixed.O5:uniform_topo_mixed.O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sa</text:p>
                <draw:g>
                  <svg:desc>uniform_topo_mixed.J5:uniform_topo_mixed.J5</svg:desc>
                </draw:g>
              </table:table-cell>
              <table:table-cell office:value-type="string">
                <text:p>esarsa</text:p>
                <draw:g>
                  <svg:desc>uniform_topo_mixed.K5:uniform_topo_mixed.K5</svg:desc>
                </draw:g>
              </table:table-cell>
              <table:table-cell office:value-type="string">
                <text:p>ql</text:p>
                <draw:g>
                  <svg:desc>uniform_topo_mixed.L5:uniform_topo_mixed.L5</svg:desc>
                </draw:g>
              </table:table-cell>
              <table:table-cell office:value-type="string">
                <text:p>xy</text:p>
                <draw:g>
                  <svg:desc>uniform_topo_mixed.M5:uniform_topo_mixed.M5</svg:desc>
                </draw:g>
              </table:table-cell>
              <table:table-cell office:value-type="string">
                <text:p>rand_obv</text:p>
                <draw:g>
                  <svg:desc>uniform_topo_mixed.N5:uniform_topo_mixed.N5</svg:desc>
                </draw:g>
              </table:table-cell>
              <table:table-cell office:value-type="string">
                <text:p>west_first</text:p>
                <draw:g>
                  <svg:desc>uniform_topo_mixed.O5:uniform_topo_mixed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.8176">
                <text:p>409.8176</text:p>
                <draw:g>
                  <svg:desc>uniform_topo_mixed.J6:uniform_topo_mixed.J11</svg:desc>
                </draw:g>
              </table:table-cell>
              <table:table-cell office:value-type="float" office:value="409.8176">
                <text:p>409.8176</text:p>
                <draw:g>
                  <svg:desc>uniform_topo_mixed.K6:uniform_topo_mixed.K11</svg:desc>
                </draw:g>
              </table:table-cell>
              <table:table-cell office:value-type="float" office:value="409.8176">
                <text:p>409.8176</text:p>
                <draw:g>
                  <svg:desc>uniform_topo_mixed.L6:uniform_topo_mixed.L11</svg:desc>
                </draw:g>
              </table:table-cell>
              <table:table-cell office:value-type="float" office:value="409.8176">
                <text:p>409.8176</text:p>
                <draw:g>
                  <svg:desc>uniform_topo_mixed.M6:uniform_topo_mixed.M11</svg:desc>
                </draw:g>
              </table:table-cell>
              <table:table-cell office:value-type="float" office:value="409.8112">
                <text:p>409.8112</text:p>
                <draw:g>
                  <svg:desc>uniform_topo_mixed.N6:uniform_topo_mixed.N11</svg:desc>
                </draw:g>
              </table:table-cell>
              <table:table-cell office:value-type="float" office:value="409.8176">
                <text:p>409.8176</text:p>
                <draw:g>
                  <svg:desc>uniform_topo_mixed.O6:uniform_topo_mixed.O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6.3648">
                <text:p>816.3648</text:p>
              </table:table-cell>
              <table:table-cell office:value-type="float" office:value="816.3648">
                <text:p>816.3648</text:p>
              </table:table-cell>
              <table:table-cell office:value-type="float" office:value="816.3648">
                <text:p>816.3648</text:p>
              </table:table-cell>
              <table:table-cell office:value-type="float" office:value="816.3712">
                <text:p>816.3712</text:p>
              </table:table-cell>
              <table:table-cell office:value-type="float" office:value="816.3648">
                <text:p>816.3648</text:p>
              </table:table-cell>
              <table:table-cell office:value-type="float" office:value="816.3648">
                <text:p>816.3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5.8304">
                <text:p>1225.8304</text:p>
              </table:table-cell>
              <table:table-cell office:value-type="float" office:value="1225.824">
                <text:p>1225.824</text:p>
              </table:table-cell>
              <table:table-cell office:value-type="float" office:value="1225.824">
                <text:p>1225.824</text:p>
              </table:table-cell>
              <table:table-cell office:value-type="float" office:value="1225.8496">
                <text:p>1225.8496</text:p>
              </table:table-cell>
              <table:table-cell office:value-type="float" office:value="1225.8304">
                <text:p>1225.8304</text:p>
              </table:table-cell>
              <table:table-cell office:value-type="float" office:value="1225.824">
                <text:p>1225.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5.7376">
                <text:p>1635.7376</text:p>
              </table:table-cell>
              <table:table-cell office:value-type="float" office:value="1635.904">
                <text:p>1635.904</text:p>
              </table:table-cell>
              <table:table-cell office:value-type="float" office:value="1635.904">
                <text:p>1635.904</text:p>
              </table:table-cell>
              <table:table-cell office:value-type="float" office:value="1635.8848">
                <text:p>1635.8848</text:p>
              </table:table-cell>
              <table:table-cell office:value-type="float" office:value="1635.7376">
                <text:p>1635.7376</text:p>
              </table:table-cell>
              <table:table-cell office:value-type="float" office:value="1635.904">
                <text:p>1635.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6.7648">
                <text:p>2046.7648</text:p>
              </table:table-cell>
              <table:table-cell office:value-type="float" office:value="2046.7648">
                <text:p>2046.7648</text:p>
              </table:table-cell>
              <table:table-cell office:value-type="float" office:value="2046.7648">
                <text:p>2046.7648</text:p>
              </table:table-cell>
              <table:table-cell office:value-type="float" office:value="2046.8096">
                <text:p>2046.8096</text:p>
              </table:table-cell>
              <table:table-cell office:value-type="float" office:value="18.6496">
                <text:p>18.6496</text:p>
              </table:table-cell>
              <table:table-cell office:value-type="float" office:value="2046.7648">
                <text:p>2046.7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5.4432">
                <text:p>2455.4432</text:p>
              </table:table-cell>
              <table:table-cell office:value-type="float" office:value="2455.4432">
                <text:p>2455.4432</text:p>
              </table:table-cell>
              <table:table-cell office:value-type="float" office:value="13.8688">
                <text:p>13.8688</text:p>
              </table:table-cell>
              <table:table-cell office:value-type="float" office:value="2455.4432">
                <text:p>2455.4432</text:p>
              </table:table-cell>
              <table:table-cell office:value-type="float" office:value="13.8688">
                <text:p>13.8688</text:p>
              </table:table-cell>
              <table:table-cell office:value-type="float" office:value="2056.5888">
                <text:p>2056.5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legend chart:legend-position="end" svg:x="13.767cm" svg:y="2.959cm" style:legend-expansion="high" chart:style-name="ch2"/>
        <chart:plot-area chart:style-name="ch3" table:cell-range-address="'uniform_topo_XY_fixed_gamma1.0'.D5:'uniform_topo_XY_fixed_gamma1.0'.I11" chart:data-source-has-labels="row" svg:x="0.32cm" svg:y="0.18cm" svg:width="13.127cm" svg:height="8.647cm">
          <chartooo:coordinate-region svg:x="0.941cm" svg:y="0.379cm" svg:width="12.506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uniform_topo_XY_fixed_gamma1.0'.D6:'uniform_topo_XY_fixed_gamma1.0'.D11" chart:label-cell-address="'uniform_topo_XY_fixed_gamma1.0'.D5:'uniform_topo_XY_fixed_gamma1.0'.D5" chart:class="chart:bar">
            <chart:data-point chart:repeated="6"/>
          </chart:series>
          <chart:series chart:style-name="ch8" chart:values-cell-range-address="'uniform_topo_XY_fixed_gamma1.0'.E6:'uniform_topo_XY_fixed_gamma1.0'.E11" chart:label-cell-address="'uniform_topo_XY_fixed_gamma1.0'.E5:'uniform_topo_XY_fixed_gamma1.0'.E5" chart:class="chart:bar">
            <chart:data-point chart:repeated="6"/>
          </chart:series>
          <chart:series chart:style-name="ch9" chart:values-cell-range-address="'uniform_topo_XY_fixed_gamma1.0'.F6:'uniform_topo_XY_fixed_gamma1.0'.F11" chart:label-cell-address="'uniform_topo_XY_fixed_gamma1.0'.F5:'uniform_topo_XY_fixed_gamma1.0'.F5" chart:class="chart:bar">
            <chart:data-point chart:repeated="6"/>
          </chart:series>
          <chart:series chart:style-name="ch10" chart:values-cell-range-address="'uniform_topo_XY_fixed_gamma1.0'.G6:'uniform_topo_XY_fixed_gamma1.0'.G11" chart:label-cell-address="'uniform_topo_XY_fixed_gamma1.0'.G5:'uniform_topo_XY_fixed_gamma1.0'.G5" chart:class="chart:bar">
            <chart:data-point chart:repeated="6"/>
          </chart:series>
          <chart:series chart:style-name="ch11" chart:values-cell-range-address="'uniform_topo_XY_fixed_gamma1.0'.H6:'uniform_topo_XY_fixed_gamma1.0'.H11" chart:label-cell-address="'uniform_topo_XY_fixed_gamma1.0'.H5:'uniform_topo_XY_fixed_gamma1.0'.H5" chart:class="chart:bar">
            <chart:data-point chart:repeated="6"/>
          </chart:series>
          <chart:series chart:style-name="ch12" chart:values-cell-range-address="'uniform_topo_XY_fixed_gamma1.0'.I6:'uniform_topo_XY_fixed_gamma1.0'.I11" chart:label-cell-address="'uniform_topo_XY_fixed_gamma1.0'.I5:'uniform_topo_XY_fixed_gamma1.0'.I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sa</text:p>
                <draw:g>
                  <svg:desc>'uniform_topo_XY_fixed_gamma1.0'.D5:'uniform_topo_XY_fixed_gamma1.0'.D5</svg:desc>
                </draw:g>
              </table:table-cell>
              <table:table-cell office:value-type="string">
                <text:p>esarsa</text:p>
                <draw:g>
                  <svg:desc>'uniform_topo_XY_fixed_gamma1.0'.E5:'uniform_topo_XY_fixed_gamma1.0'.E5</svg:desc>
                </draw:g>
              </table:table-cell>
              <table:table-cell office:value-type="string">
                <text:p>ql</text:p>
                <draw:g>
                  <svg:desc>'uniform_topo_XY_fixed_gamma1.0'.F5:'uniform_topo_XY_fixed_gamma1.0'.F5</svg:desc>
                </draw:g>
              </table:table-cell>
              <table:table-cell office:value-type="string">
                <text:p>xy</text:p>
                <draw:g>
                  <svg:desc>'uniform_topo_XY_fixed_gamma1.0'.G5:'uniform_topo_XY_fixed_gamma1.0'.G5</svg:desc>
                </draw:g>
              </table:table-cell>
              <table:table-cell office:value-type="string">
                <text:p>rand_obv</text:p>
                <draw:g>
                  <svg:desc>'uniform_topo_XY_fixed_gamma1.0'.H5:'uniform_topo_XY_fixed_gamma1.0'.H5</svg:desc>
                </draw:g>
              </table:table-cell>
              <table:table-cell office:value-type="string">
                <text:p>west_first</text:p>
                <draw:g>
                  <svg:desc>'uniform_topo_XY_fixed_gamma1.0'.I5:'uniform_topo_XY_fixed_gamma1.0'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590671">
                <text:p>15.590671</text:p>
                <draw:g>
                  <svg:desc>'uniform_topo_XY_fixed_gamma1.0'.D6:'uniform_topo_XY_fixed_gamma1.0'.D11</svg:desc>
                </draw:g>
              </table:table-cell>
              <table:table-cell office:value-type="float" office:value="15.590671">
                <text:p>15.590671</text:p>
                <draw:g>
                  <svg:desc>'uniform_topo_XY_fixed_gamma1.0'.E6:'uniform_topo_XY_fixed_gamma1.0'.E11</svg:desc>
                </draw:g>
              </table:table-cell>
              <table:table-cell office:value-type="float" office:value="15.590671">
                <text:p>15.590671</text:p>
                <draw:g>
                  <svg:desc>'uniform_topo_XY_fixed_gamma1.0'.F6:'uniform_topo_XY_fixed_gamma1.0'.F11</svg:desc>
                </draw:g>
              </table:table-cell>
              <table:table-cell office:value-type="float" office:value="15.590671">
                <text:p>15.590671</text:p>
                <draw:g>
                  <svg:desc>'uniform_topo_XY_fixed_gamma1.0'.G6:'uniform_topo_XY_fixed_gamma1.0'.G11</svg:desc>
                </draw:g>
              </table:table-cell>
              <table:table-cell office:value-type="float" office:value="15.662549">
                <text:p>15.662549</text:p>
                <draw:g>
                  <svg:desc>'uniform_topo_XY_fixed_gamma1.0'.H6:'uniform_topo_XY_fixed_gamma1.0'.H11</svg:desc>
                </draw:g>
              </table:table-cell>
              <table:table-cell office:value-type="float" office:value="15.590671">
                <text:p>15.590671</text:p>
                <draw:g>
                  <svg:desc>'uniform_topo_XY_fixed_gamma1.0'.I6:'uniform_topo_XY_fixed_gamma1.0'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780539">
                <text:p>15.780539</text:p>
              </table:table-cell>
              <table:table-cell office:value-type="float" office:value="15.780539">
                <text:p>15.780539</text:p>
              </table:table-cell>
              <table:table-cell office:value-type="float" office:value="15.780539">
                <text:p>15.780539</text:p>
              </table:table-cell>
              <table:table-cell office:value-type="float" office:value="15.780539">
                <text:p>15.780539</text:p>
              </table:table-cell>
              <table:table-cell office:value-type="float" office:value="15.982181">
                <text:p>15.982181</text:p>
              </table:table-cell>
              <table:table-cell office:value-type="float" office:value="15.780539">
                <text:p>15.78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954437">
                <text:p>15.954437</text:p>
              </table:table-cell>
              <table:table-cell office:value-type="float" office:value="15.954437">
                <text:p>15.954437</text:p>
              </table:table-cell>
              <table:table-cell office:value-type="float" office:value="15.954437">
                <text:p>15.954437</text:p>
              </table:table-cell>
              <table:table-cell office:value-type="float" office:value="15.954437">
                <text:p>15.954437</text:p>
              </table:table-cell>
              <table:table-cell office:value-type="float" office:value="16.407694">
                <text:p>16.407694</text:p>
              </table:table-cell>
              <table:table-cell office:value-type="float" office:value="15.954437">
                <text:p>15.954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320054">
                <text:p>16.320054</text:p>
              </table:table-cell>
              <table:table-cell office:value-type="float" office:value="16.320054">
                <text:p>16.320054</text:p>
              </table:table-cell>
              <table:table-cell office:value-type="float" office:value="16.320054">
                <text:p>16.320054</text:p>
              </table:table-cell>
              <table:table-cell office:value-type="float" office:value="16.320054">
                <text:p>16.320054</text:p>
              </table:table-cell>
              <table:table-cell office:value-type="float" office:value="17.519434">
                <text:p>17.519434</text:p>
              </table:table-cell>
              <table:table-cell office:value-type="float" office:value="16.320054">
                <text:p>16.320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860275">
                <text:p>16.860275</text:p>
              </table:table-cell>
              <table:table-cell office:value-type="float" office:value="16.860275">
                <text:p>16.860275</text:p>
              </table:table-cell>
              <table:table-cell office:value-type="float" office:value="16.860275">
                <text:p>16.860275</text:p>
              </table:table-cell>
              <table:table-cell office:value-type="float" office:value="16.860275">
                <text:p>16.860275</text:p>
              </table:table-cell>
              <table:table-cell office:value-type="float" office:value="22.784489">
                <text:p>22.784489</text:p>
              </table:table-cell>
              <table:table-cell office:value-type="float" office:value="16.860275">
                <text:p>16.860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334885">
                <text:p>18.334885</text:p>
              </table:table-cell>
              <table:table-cell office:value-type="float" office:value="18.334885">
                <text:p>18.334885</text:p>
              </table:table-cell>
              <table:table-cell office:value-type="float" office:value="18.334885">
                <text:p>18.334885</text:p>
              </table:table-cell>
              <table:table-cell office:value-type="float" office:value="18.334885">
                <text:p>18.334885</text:p>
              </table:table-cell>
              <table:table-cell office:value-type="float" office:value="27.297647">
                <text:p>27.297647</text:p>
              </table:table-cell>
              <table:table-cell office:value-type="float" office:value="18.334885">
                <text:p>18.334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end" svg:x="13.766cm" svg:y="2.959cm" style:legend-expansion="high" chart:style-name="ch2"/>
        <chart:plot-area chart:style-name="ch3" table:cell-range-address="'uniform_topo_XY_fixed_gamma1.0'.K5:'uniform_topo_XY_fixed_gamma1.0'.P11" chart:data-source-has-labels="row" svg:x="0.32cm" svg:y="0.18cm" svg:width="13.126cm" svg:height="8.647cm">
          <chartooo:coordinate-region svg:x="1.312cm" svg:y="0.38cm" svg:width="12.13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uniform_topo_XY_fixed_gamma1.0'.K6:'uniform_topo_XY_fixed_gamma1.0'.K11" chart:label-cell-address="'uniform_topo_XY_fixed_gamma1.0'.K5:'uniform_topo_XY_fixed_gamma1.0'.K5" chart:class="chart:bar">
            <chart:data-point chart:repeated="6"/>
          </chart:series>
          <chart:series chart:style-name="ch8" chart:values-cell-range-address="'uniform_topo_XY_fixed_gamma1.0'.L6:'uniform_topo_XY_fixed_gamma1.0'.L11" chart:label-cell-address="'uniform_topo_XY_fixed_gamma1.0'.L5:'uniform_topo_XY_fixed_gamma1.0'.L5" chart:class="chart:bar">
            <chart:data-point chart:repeated="6"/>
          </chart:series>
          <chart:series chart:style-name="ch9" chart:values-cell-range-address="'uniform_topo_XY_fixed_gamma1.0'.M6:'uniform_topo_XY_fixed_gamma1.0'.M11" chart:label-cell-address="'uniform_topo_XY_fixed_gamma1.0'.M5:'uniform_topo_XY_fixed_gamma1.0'.M5" chart:class="chart:bar">
            <chart:data-point chart:repeated="6"/>
          </chart:series>
          <chart:series chart:style-name="ch10" chart:values-cell-range-address="'uniform_topo_XY_fixed_gamma1.0'.N6:'uniform_topo_XY_fixed_gamma1.0'.N11" chart:label-cell-address="'uniform_topo_XY_fixed_gamma1.0'.N5:'uniform_topo_XY_fixed_gamma1.0'.N5" chart:class="chart:bar">
            <chart:data-point chart:repeated="6"/>
          </chart:series>
          <chart:series chart:style-name="ch11" chart:values-cell-range-address="'uniform_topo_XY_fixed_gamma1.0'.O6:'uniform_topo_XY_fixed_gamma1.0'.O11" chart:label-cell-address="'uniform_topo_XY_fixed_gamma1.0'.O5:'uniform_topo_XY_fixed_gamma1.0'.O5" chart:class="chart:bar">
            <chart:data-point chart:repeated="6"/>
          </chart:series>
          <chart:series chart:style-name="ch12" chart:values-cell-range-address="'uniform_topo_XY_fixed_gamma1.0'.P6:'uniform_topo_XY_fixed_gamma1.0'.P11" chart:label-cell-address="'uniform_topo_XY_fixed_gamma1.0'.P5:'uniform_topo_XY_fixed_gamma1.0'.P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sa</text:p>
                <draw:g>
                  <svg:desc>'uniform_topo_XY_fixed_gamma1.0'.K5:'uniform_topo_XY_fixed_gamma1.0'.K5</svg:desc>
                </draw:g>
              </table:table-cell>
              <table:table-cell office:value-type="string">
                <text:p>esarsa</text:p>
                <draw:g>
                  <svg:desc>'uniform_topo_XY_fixed_gamma1.0'.L5:'uniform_topo_XY_fixed_gamma1.0'.L5</svg:desc>
                </draw:g>
              </table:table-cell>
              <table:table-cell office:value-type="string">
                <text:p>ql</text:p>
                <draw:g>
                  <svg:desc>'uniform_topo_XY_fixed_gamma1.0'.M5:'uniform_topo_XY_fixed_gamma1.0'.M5</svg:desc>
                </draw:g>
              </table:table-cell>
              <table:table-cell office:value-type="string">
                <text:p>xy</text:p>
                <draw:g>
                  <svg:desc>'uniform_topo_XY_fixed_gamma1.0'.N5:'uniform_topo_XY_fixed_gamma1.0'.N5</svg:desc>
                </draw:g>
              </table:table-cell>
              <table:table-cell office:value-type="string">
                <text:p>rand_obv</text:p>
                <draw:g>
                  <svg:desc>'uniform_topo_XY_fixed_gamma1.0'.O5:'uniform_topo_XY_fixed_gamma1.0'.O5</svg:desc>
                </draw:g>
              </table:table-cell>
              <table:table-cell office:value-type="string">
                <text:p>west_first</text:p>
                <draw:g>
                  <svg:desc>'uniform_topo_XY_fixed_gamma1.0'.P5:'uniform_topo_XY_fixed_gamma1.0'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.8176">
                <text:p>409.8176</text:p>
                <draw:g>
                  <svg:desc>'uniform_topo_XY_fixed_gamma1.0'.K6:'uniform_topo_XY_fixed_gamma1.0'.K11</svg:desc>
                </draw:g>
              </table:table-cell>
              <table:table-cell office:value-type="float" office:value="409.8176">
                <text:p>409.8176</text:p>
                <draw:g>
                  <svg:desc>'uniform_topo_XY_fixed_gamma1.0'.L6:'uniform_topo_XY_fixed_gamma1.0'.L11</svg:desc>
                </draw:g>
              </table:table-cell>
              <table:table-cell office:value-type="float" office:value="409.8176">
                <text:p>409.8176</text:p>
                <draw:g>
                  <svg:desc>'uniform_topo_XY_fixed_gamma1.0'.M6:'uniform_topo_XY_fixed_gamma1.0'.M11</svg:desc>
                </draw:g>
              </table:table-cell>
              <table:table-cell office:value-type="float" office:value="409.8176">
                <text:p>409.8176</text:p>
                <draw:g>
                  <svg:desc>'uniform_topo_XY_fixed_gamma1.0'.N6:'uniform_topo_XY_fixed_gamma1.0'.N11</svg:desc>
                </draw:g>
              </table:table-cell>
              <table:table-cell office:value-type="float" office:value="409.8112">
                <text:p>409.8112</text:p>
                <draw:g>
                  <svg:desc>'uniform_topo_XY_fixed_gamma1.0'.O6:'uniform_topo_XY_fixed_gamma1.0'.O11</svg:desc>
                </draw:g>
              </table:table-cell>
              <table:table-cell office:value-type="float" office:value="409.8176">
                <text:p>409.8176</text:p>
                <draw:g>
                  <svg:desc>'uniform_topo_XY_fixed_gamma1.0'.P6:'uniform_topo_XY_fixed_gamma1.0'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6.3712">
                <text:p>816.3712</text:p>
              </table:table-cell>
              <table:table-cell office:value-type="float" office:value="816.3712">
                <text:p>816.3712</text:p>
              </table:table-cell>
              <table:table-cell office:value-type="float" office:value="816.3712">
                <text:p>816.3712</text:p>
              </table:table-cell>
              <table:table-cell office:value-type="float" office:value="816.3712">
                <text:p>816.3712</text:p>
              </table:table-cell>
              <table:table-cell office:value-type="float" office:value="816.3648">
                <text:p>816.3648</text:p>
              </table:table-cell>
              <table:table-cell office:value-type="float" office:value="816.3712">
                <text:p>816.3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5.8496">
                <text:p>1225.8496</text:p>
              </table:table-cell>
              <table:table-cell office:value-type="float" office:value="1225.8496">
                <text:p>1225.8496</text:p>
              </table:table-cell>
              <table:table-cell office:value-type="float" office:value="1225.8496">
                <text:p>1225.8496</text:p>
              </table:table-cell>
              <table:table-cell office:value-type="float" office:value="1225.8496">
                <text:p>1225.8496</text:p>
              </table:table-cell>
              <table:table-cell office:value-type="float" office:value="1225.8304">
                <text:p>1225.8304</text:p>
              </table:table-cell>
              <table:table-cell office:value-type="float" office:value="1225.8496">
                <text:p>1225.8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5.8848">
                <text:p>1635.8848</text:p>
              </table:table-cell>
              <table:table-cell office:value-type="float" office:value="1635.8848">
                <text:p>1635.8848</text:p>
              </table:table-cell>
              <table:table-cell office:value-type="float" office:value="1635.8848">
                <text:p>1635.8848</text:p>
              </table:table-cell>
              <table:table-cell office:value-type="float" office:value="1635.8848">
                <text:p>1635.8848</text:p>
              </table:table-cell>
              <table:table-cell office:value-type="float" office:value="1635.7376">
                <text:p>1635.7376</text:p>
              </table:table-cell>
              <table:table-cell office:value-type="float" office:value="1635.8848">
                <text:p>1635.8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6.8096">
                <text:p>2046.8096</text:p>
              </table:table-cell>
              <table:table-cell office:value-type="float" office:value="2046.8096">
                <text:p>2046.8096</text:p>
              </table:table-cell>
              <table:table-cell office:value-type="float" office:value="2046.8096">
                <text:p>2046.8096</text:p>
              </table:table-cell>
              <table:table-cell office:value-type="float" office:value="2046.8096">
                <text:p>2046.8096</text:p>
              </table:table-cell>
              <table:table-cell office:value-type="float" office:value="18.6496">
                <text:p>18.6496</text:p>
              </table:table-cell>
              <table:table-cell office:value-type="float" office:value="2046.8096">
                <text:p>2046.8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5.4432">
                <text:p>2455.4432</text:p>
              </table:table-cell>
              <table:table-cell office:value-type="float" office:value="2455.4432">
                <text:p>2455.4432</text:p>
              </table:table-cell>
              <table:table-cell office:value-type="float" office:value="2455.4432">
                <text:p>2455.4432</text:p>
              </table:table-cell>
              <table:table-cell office:value-type="float" office:value="2455.4432">
                <text:p>2455.4432</text:p>
              </table:table-cell>
              <table:table-cell office:value-type="float" office:value="13.8688">
                <text:p>13.8688</text:p>
              </table:table-cell>
              <table:table-cell office:value-type="float" office:value="2455.4432">
                <text:p>2455.44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